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3T17:58:00.393391629</dc:date>
    <meta:editing-duration>PT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2" meta:non-whitespace-character-count="11"/>
  </office:meta>
</office:document-meta>
</file>